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DF000000F1348AFE5A2ECBEB7C.png" manifest:media-type="image/png"/>
  <manifest:file-entry manifest:full-path="Pictures/10000000000002BB0000002460D3518CE3D343B4.png" manifest:media-type="image/png"/>
  <manifest:file-entry manifest:full-path="Pictures/10000000000001C3000001A7005DC9B15B2481F4.png" manifest:media-type="image/png"/>
  <manifest:file-entry manifest:full-path="Pictures/10000000000001F1000000AC8C3815BF9598A809.png" manifest:media-type="image/png"/>
  <manifest:file-entry manifest:full-path="Pictures/10000000000002E0000000DC33A0B9055AFB7FB6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f53aa" officeooo:paragraph-rsid="000f53aa"/>
    </style:style>
    <style:style style:name="P2" style:family="paragraph" style:parent-style-name="Standard">
      <style:text-properties officeooo:rsid="0010c2da" officeooo:paragraph-rsid="0010c2da"/>
    </style:style>
    <style:style style:name="T1" style:family="text">
      <style:text-properties officeooo:rsid="000dcd1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实验四实验报告截图</text:p>
      <text:p text:style-name="Standard">q<text:span text:style-name="T1">1</text:span></text:p>
      <text:p text:style-name="Standard"><draw:frame draw:style-name="fr1" draw:name="图像1" text:anchor-type="paragraph" svg:x="0.101cm" svg:y="0.15cm" svg:width="10.788cm" svg:height="0.556cm" draw:z-index="0"><draw:image xlink:href="Pictures/10000000000002BB0000002460D3518CE3D343B4.png" xlink:type="simple" xlink:show="embed" xlink:actuate="onLoad"/></draw:frame></text:p>
      <text:p text:style-name="Standard"/>
      <text:p text:style-name="Standard"><draw:frame draw:style-name="fr1" draw:name="图像2" text:anchor-type="paragraph" svg:x="0.138cm" svg:y="0cm" svg:width="10.234cm" svg:height="3.542cm" draw:z-index="1"><draw:image xlink:href="Pictures/10000000000001F1000000AC8C3815BF9598A809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图像3" text:anchor-type="paragraph" svg:x="0.256cm" svg:y="0.169cm" svg:width="7.043cm" svg:height="6.606cm" draw:z-index="2"><draw:image xlink:href="Pictures/10000000000001C3000001A7005DC9B15B2481F4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q2</text:p>
      <text:p text:style-name="P1"><draw:frame draw:style-name="fr1" draw:name="图像4" text:anchor-type="paragraph" svg:x="0.612cm" svg:y="0.321cm" svg:width="13.623cm" svg:height="4.071cm" draw:z-index="3"><draw:image xlink:href="Pictures/10000000000002E0000000DC33A0B9055AFB7FB6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图像5" text:anchor-type="paragraph" svg:x="0.554cm" svg:y="0.222cm" svg:width="13.661cm" svg:height="4.479cm" draw:z-index="4"><draw:image xlink:href="Pictures/10000000000002DF000000F1348AFE5A2ECBEB7C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oft-page-break/>q3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8T15:58:59.749645918</meta:creation-date>
    <dc:date>2019-04-08T19:20:08.284906823</dc:date>
    <meta:editing-duration>PT57M5S</meta:editing-duration>
    <meta:editing-cycles>4</meta:editing-cycles>
    <meta:generator>LibreOffice/5.1.6.2$Linux_X86_64 LibreOffice_project/10m0$Build-2</meta:generator>
    <meta:document-statistic meta:table-count="0" meta:image-count="5" meta:object-count="0" meta:page-count="2" meta:paragraph-count="4" meta:word-count="12" meta:character-count="15" meta:non-whitespace-character-count="15"/>
  </office:meta>
</office:document-meta>
</file>